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sans1" svg:font-family="Lucidasans"/>
    <style:font-face style:name="OpenSymbol" svg:font-family="OpenSymbol"/>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Heading" style:master-page-name="Right_20_Page">
      <style:paragraph-properties style:page-number="auto"/>
    </style:style>
    <style:style style:name="P6" style:family="paragraph" style:parent-style-name="Text_20_body" style:list-style-name="L1"/>
    <style:style style:name="P7" style:family="paragraph" style:parent-style-name="Text_20_body" style:list-style-name="L2"/>
    <style:style style:name="T1" style:family="text">
      <style:text-properties style:font-name="Nimbus Sans L"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zepte zum Druck von Berichten mit Kartendaten aus Webapplikationen</text:p>
      <text:p text:style-name="Autor">Uli Müller &amp; Nico Mandery, geOps, Freiburg</text:p>
      <text:p text:style-name="Text_20_body">Fachapplikationen im GIS-Umfeld integrieren Karten mit weiteren Fachdaten. Für Web und Desktop stehen zahlreiche bewährte Komponenten aus dem OSGeo-Stack für zuverlässige, schnelle und sichere Anwendungen zur Verfügung. Der Großteil der Komponenten konzentriert sich allerdings auf die Liveansicht der Daten in der Benutzeroberfläche, obwohl in den meisten Fachapplikationen auch umfangreiche Berichtfunktionalitäten gefordert sind. Wenn einzelne Schritte im Geschäftsprozess auf Grund rechtlicher Vorgaben die Schriftform erfordern, wird die Erstellung druckbarer Ausgabeformate sogar der Hauptzweck der Applikation.</text:p>
      <text:p text:style-name="Text_20_body">Wir stellen einige Lösungen mit Open Source-Komponenten vor, mit denen wichtige Anforderungen an die Berichterstellung aus GIS-Applikationen abgedeckt werden:</text:p>
      <text:list xml:id="list1617171816" text:style-name="L2">
        <text:list-item>
          <text:p text:style-name="P7">ReportGen zur Steuerung der Berichterstellung aus Datenbankabfragen oder XML-Formaten</text:p>
        </text:list-item>
        <text:list-item>
          <text:p text:style-name="P7">OpenOffice als WYSIWYG-Editor für Berichtvorlagen</text:p>
        </text:list-item>
        <text:list-item>
          <text:p text:style-name="P7">Integration dynamischer Kartensichten über OGC-konforme Webdienste</text:p>
        </text:list-item>
        <text:list-item>
          <text:p text:style-name="P7">Unterschiedliche Ausgabeformate mit serverseitigem OpenOffice</text:p>
        </text:list-item>
        <text:list-item>
          <text:p text:style-name="P7">Verlagerung zeitaufwendiger Berichterstellung in den Hintergrund der Applikation </text:p>
        </text:list-item>
      </text:list>
      <text:p text:style-name="Text_20_body"/>
      <text:p text:style-name="Text_20_body">Kontakt zum Autor:</text:p>
      <text:p text:style-name="Autor-Kontakt">Uli Müller</text:p>
      <text:p text:style-name="Autor-Kontakt">geOps</text:p>
      <text:p text:style-name="Autor-Kontakt">Belfortstr. 17</text:p>
      <text:p text:style-name="Autor-Kontakt">79098 Freiburg</text:p>
      <text:p text:style-name="Autor-Kontakt">+49 761 503 126 91</text:p>
      <text:p text:style-name="Autor-Kontakt">uli.mueller@geops.d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1</text:page-number><text:subject/></text:p>
      </style:footer>
      <style:footer-left>
        <text:p text:style-name="MP2"><text:page-count>1</text:page-count></text:p>
      </style:footer-left>
    </style:master-page>
    <style:master-page style:name="Right_20_Page" style:display-name="Right Page" style:page-layout-name="Mpm2" style:next-style-name="Left_20_Page">
      <style:header>
        <text:p text:style-name="Header">Müller: Konzepte zum Druck von Berichten mit Kartendaten aus Webapplikationen</text:p>
      </style:header>
      <style:footer>
        <text:p text:style-name="MP3">FOSSGIS 2011<text:tab/> - <text:page-number text:select-page="current">1</text:page-number> -</text:p>
      </style:footer>
    </style:master-page>
    <style:master-page style:name="Left_20_Page" style:display-name="Left Page" style:page-layout-name="Mpm3" style:next-style-name="Right_20_Page">
      <style:header>
        <text:p text:style-name="Header">Autor-Nachmane: Titel oder Kurztitel</text:p>
      </style:header>
      <style:footer>
        <text:p text:style-name="MP4"><text:tab/>- <text:page-number text:select-page="current">1</text:page-number> -<text:tab/>FOSSGI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11-28T16:58:12</meta:creation-date>
    <meta:editing-cycles>11</meta:editing-cycles>
    <meta:editing-duration>PT00H52M59S</meta:editing-duration>
    <meta:initial-creator>admin </meta:initial-creator>
    <dc:date>2010-11-29T17:32:01</dc:date>
    <dc:creator>admin </dc:creator>
    <meta:document-statistic meta:table-count="0" meta:image-count="0" meta:object-count="0" meta:page-count="1" meta:paragraph-count="23" meta:word-count="191" meta:character-count="1539"/>
    <meta:user-defined meta:name="Info 1"/>
    <meta:user-defined meta:name="Info 2"/>
    <meta:user-defined meta:name="Info 3"/>
    <meta:user-defined meta:name="Info 4"/>
  </office:meta>
</office:document-meta>
</file>